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1.9" calcext:value-type="float">
            <text:p>1,9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0.7" calcext:value-type="float">
            <text:p>0,7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3" calcext:value-type="float">
            <text:p>0,3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4" calcext:value-type="float">
            <text:p>0,4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office:value-type="string" calcext:value-type="string">
            <text:p>0.3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1.2" calcext:value-type="float">
            <text:p>1,2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6" calcext:value-type="float">
            <text:p>0,6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" calcext:value-type="float">
            <text:p>0,0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" calcext:value-type="float">
            <text:p>0,0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" calcext:value-type="float">
            <text:p>0,0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.8" calcext:value-type="float">
            <text:p>0,8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2.7" calcext:value-type="float">
            <text:p>2,7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51:37.6675418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14:37.900139822</dc:date>
    <meta:editing-duration>PT38M12S</meta:editing-duration>
    <meta:editing-cycles>8</meta:editing-cycles>
    <meta:generator>LibreOffice/5.1.6.2$Linux_X86_64 LibreOffice_project/10m0$Build-2</meta:generator>
    <meta:document-statistic meta:table-count="1" meta:cell-count="384" meta:object-count="0"/>
  </office:meta>
</office:document-meta>
</file>